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472in"/>
    </style:style>
    <style:style style:name="co11" style:family="table-column">
      <style:table-column-properties fo:break-before="auto" style:column-width="1.2661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2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4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5">
      <style:table-cell-properties fo:padding="0.028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4"/>
        <table:table-column table:style-name="co8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6" table:default-cell-style-name="ce6"/>
        <table:table-column table:style-name="co16" table:default-cell-style-name="ce7"/>
        <table:table-column table:style-name="co16" table:number-columns-repeated="236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3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78121.87" calcext:value-type="float">
            <text:p>78,121.8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30171.33" calcext:value-type="float">
            <text:p>30,171.3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10232.05" calcext:value-type="float">
            <text:p>10,232.0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50408.13" calcext:value-type="float">
            <text:p>50,408.1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16424.97" calcext:value-type="float">
            <text:p>16,424.9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24539.55" calcext:value-type="float">
            <text:p>24,539.5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8611.4" calcext:value-type="float">
            <text:p>8,611.40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4357.85" calcext:value-type="float">
            <text:p>4,357.85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46753.44" calcext:value-type="float">
            <text:p>46,753.44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8056.4" calcext:value-type="float">
            <text:p>8,056.40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15783.1" calcext:value-type="float">
            <text:p>15,783.10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55007.19" calcext:value-type="float">
            <text:p>55,007.19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23609.3" calcext:value-type="float">
            <text:p>23,609.30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38223.81" calcext:value-type="float">
            <text:p>38,223.81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17106.3" calcext:value-type="float">
            <text:p>17,106.30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7111.16" calcext:value-type="float">
            <text:p>7,111.16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28581.59" calcext:value-type="float">
            <text:p>28,581.59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90616.97" calcext:value-type="float">
            <text:p>90,616.97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27821.03" calcext:value-type="float">
            <text:p>27,821.03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32176.93" calcext:value-type="float">
            <text:p>32,176.93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8684.75" calcext:value-type="float">
            <text:p>8,684.75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10586.15" calcext:value-type="float">
            <text:p>10,586.15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14206.14" calcext:value-type="float">
            <text:p>14,206.14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25000.6" calcext:value-type="float">
            <text:p>25,000.60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1949.25" calcext:value-type="float">
            <text:p>1,949.25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57962.9" calcext:value-type="float">
            <text:p>57,962.90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35718.89" calcext:value-type="float">
            <text:p>35,718.89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9659.43" calcext:value-type="float">
            <text:p>9,659.43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9856.9" calcext:value-type="float">
            <text:p>9,856.90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59266.5" calcext:value-type="float">
            <text:p>59,266.5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19083" calcext:value-type="float">
            <text:p>19,083.0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36785.8" calcext:value-type="float">
            <text:p>36,785.80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17716.8" calcext:value-type="float">
            <text:p>17,716.80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993.85" calcext:value-type="float">
            <text:p>1,993.85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49874.25" calcext:value-type="float">
            <text:p>49,874.25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2202.75" calcext:value-type="float">
            <text:p>2,202.75</text:p>
          </table:table-cell>
          <table:table-cell office:value-type="float" office:value="36" calcext:value-type="float">
            <text:p>3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16751.96" calcext:value-type="float">
            <text:p>16,751.96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33622.97" calcext:value-type="float">
            <text:p>33,622.97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28839.47" calcext:value-type="float">
            <text:p>28,839.47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20007.7" calcext:value-type="float">
            <text:p>20,007.7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49002.72" calcext:value-type="float">
            <text:p>49,002.72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17104.55" calcext:value-type="float">
            <text:p>17,104.55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3954.45" calcext:value-type="float">
            <text:p>13,954.45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7480.6" calcext:value-type="float">
            <text:p>7,480.60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134003.46" calcext:value-type="float">
            <text:p>134,003.46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558.05" calcext:value-type="float">
            <text:p>1,558.05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6451.4" calcext:value-type="float">
            <text:p>6,451.40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11974.05" calcext:value-type="float">
            <text:p>11,974.05</text:p>
          </table:table-cell>
          <table:table-cell office:value-type="float" office:value="48" calcext:value-type="float">
            <text:p>4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18409.7" calcext:value-type="float">
            <text:p>18,409.7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2832" calcext:value-type="float">
            <text:p>2,832.00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4799.6" calcext:value-type="float">
            <text:p>4,799.60</text:p>
          </table:table-cell>
          <table:table-cell office:value-type="float" office:value="51" calcext:value-type="float">
            <text:p>5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7812.2" calcext:value-type="float">
            <text:p>7,812.2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34277.25" calcext:value-type="float">
            <text:p>34,277.25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14706.5" calcext:value-type="float">
            <text:p>14,706.50</text:p>
          </table:table-cell>
          <table:table-cell office:value-type="float" office:value="54" calcext:value-type="float">
            <text:p>5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19998.92" calcext:value-type="float">
            <text:p>19,998.92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38507.74" calcext:value-type="float">
            <text:p>38,507.74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19287.43" calcext:value-type="float">
            <text:p>19,287.43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8850.2" calcext:value-type="float">
            <text:p>8,850.2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3153.2" calcext:value-type="float">
            <text:p>3,153.20</text:p>
          </table:table-cell>
          <table:table-cell office:value-type="float" office:value="59" calcext:value-type="float">
            <text:p>5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8876.05" calcext:value-type="float">
            <text:p>8,876.05</text:p>
          </table:table-cell>
          <table:table-cell office:value-type="float" office:value="60" calcext:value-type="float">
            <text:p>6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46825.38" calcext:value-type="float">
            <text:p>46,825.38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11190.3" calcext:value-type="float">
            <text:p>11,190.30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11584.05" calcext:value-type="float">
            <text:p>11,584.0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9182" calcext:value-type="float">
            <text:p>9,182.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92270.8" calcext:value-type="float">
            <text:p>92,270.80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7669.5" calcext:value-type="float">
            <text:p>7,669.50</text:p>
          </table:table-cell>
          <table:table-cell office:value-type="float" office:value="66" calcext:value-type="float">
            <text:p>6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9819.31" calcext:value-type="float">
            <text:p>9,819.31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9674.7" calcext:value-type="float">
            <text:p>9,674.70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117792.66" calcext:value-type="float">
            <text:p>117,792.66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15152.45" calcext:value-type="float">
            <text:p>15,152.45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4853.3" calcext:value-type="float">
            <text:p>4,853.30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12600.35" calcext:value-type="float">
            <text:p>12,600.35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11825.69" calcext:value-type="float">
            <text:p>11,825.69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6880" calcext:value-type="float">
            <text:p>6,880.00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37059.51" calcext:value-type="float">
            <text:p>37,059.51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33279.65" calcext:value-type="float">
            <text:p>33,279.65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3385.6" calcext:value-type="float">
            <text:p>13,385.60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15274.97" calcext:value-type="float">
            <text:p>15,274.97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12590.5" calcext:value-type="float">
            <text:p>12,590.50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8897.1" calcext:value-type="float">
            <text:p>8,897.10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15996.95" calcext:value-type="float">
            <text:p>15,996.95</text:p>
          </table:table-cell>
          <table:table-cell office:value-type="float" office:value="81" calcext:value-type="float">
            <text:p>8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56323.64" calcext:value-type="float">
            <text:p>56,323.64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12092" calcext:value-type="float">
            <text:p>12,092.00</text:p>
          </table:table-cell>
          <table:table-cell office:value-type="float" office:value="83" calcext:value-type="float">
            <text:p>8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17727.01" calcext:value-type="float">
            <text:p>17,727.01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25009.62" calcext:value-type="float">
            <text:p>25,009.62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10127.85" calcext:value-type="float">
            <text:p>10,127.85</text:p>
          </table:table-cell>
          <table:table-cell office:value-type="float" office:value="86" calcext:value-type="float">
            <text:p>8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3810.5" calcext:value-type="float">
            <text:p>3,810.50</text:p>
          </table:table-cell>
          <table:table-cell office:value-type="float" office:value="87" calcext:value-type="float">
            <text:p>8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19785.3" calcext:value-type="float">
            <text:p>19,785.30</text:p>
          </table:table-cell>
          <table:table-cell office:value-type="float" office:value="88" calcext:value-type="float">
            <text:p>8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17217.85" calcext:value-type="float">
            <text:p>17,217.85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5691.14" calcext:value-type="float">
            <text:p>5,691.14</text:p>
          </table:table-cell>
          <table:table-cell office:value-type="float" office:value="90" calcext:value-type="float">
            <text:p>9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43171.26" calcext:value-type="float">
            <text:p>43,171.26</text:p>
          </table:table-cell>
          <table:table-cell office:value-type="float" office:value="91" calcext:value-type="float">
            <text:p>9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12915.95" calcext:value-type="float">
            <text:p>12,915.95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8025.22" calcext:value-type="float">
            <text:p>8,025.22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26896.44" calcext:value-type="float">
            <text:p>26,896.44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3956.8" calcext:value-type="float">
            <text:p>3,956.80</text:p>
          </table:table-cell>
          <table:table-cell office:value-type="float" office:value="95" calcext:value-type="float">
            <text:p>9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3488.35" calcext:value-type="float">
            <text:p>3,488.35</text:p>
          </table:table-cell>
          <table:table-cell office:value-type="float" office:value="96" calcext:value-type="float">
            <text:p>9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13790.38" calcext:value-type="float">
            <text:p>13,790.38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31710.32" calcext:value-type="float">
            <text:p>31,710.32</text:p>
          </table:table-cell>
          <table:table-cell office:value-type="float" office:value="98" calcext:value-type="float">
            <text:p>9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3443" calcext:value-type="float">
            <text:p>3,443.00</text:p>
          </table:table-cell>
          <table:table-cell office:value-type="float" office:value="99" calcext:value-type="float">
            <text:p>9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7277.75" calcext:value-type="float">
            <text:p>7,277.75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72577.32" calcext:value-type="float">
            <text:p>72,577.32</text:p>
          </table:table-cell>
          <table:table-cell office:value-type="float" office:value="101" calcext:value-type="float">
            <text:p>10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5655.5" calcext:value-type="float">
            <text:p>5,655.50</text:p>
          </table:table-cell>
          <table:table-cell office:value-type="float" office:value="102" calcext:value-type="float">
            <text:p>10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42789.16" calcext:value-type="float">
            <text:p>42,789.16</text:p>
          </table:table-cell>
          <table:table-cell office:value-type="float" office:value="103" calcext:value-type="float">
            <text:p>10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94875.15" calcext:value-type="float">
            <text:p>94,875.15</text:p>
          </table:table-cell>
          <table:table-cell office:value-type="float" office:value="104" calcext:value-type="float">
            <text:p>10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27796.87" calcext:value-type="float">
            <text:p>27,796.87</text:p>
          </table:table-cell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26024.88" calcext:value-type="float">
            <text:p>26,024.88</text:p>
          </table:table-cell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8375.9" calcext:value-type="float">
            <text:p>8,375.90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22296.33" calcext:value-type="float">
            <text:p>22,296.33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3824.65" calcext:value-type="float">
            <text:p>13,824.65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10047.1" calcext:value-type="float">
            <text:p>10,047.10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33914.31" calcext:value-type="float">
            <text:p>33,914.31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29429.68" calcext:value-type="float">
            <text:p>29,429.68</text:p>
          </table:table-cell>
          <table:table-cell office:value-type="float" office:value="112" calcext:value-type="float">
            <text:p>1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6645.75" calcext:value-type="float">
            <text:p>6,645.75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9189.86" calcext:value-type="float">
            <text:p>9,189.86</text:p>
          </table:table-cell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16625.57" calcext:value-type="float">
            <text:p>16,625.57</text:p>
          </table:table-cell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19729.12" calcext:value-type="float">
            <text:p>19,729.12</text:p>
          </table:table-cell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17593" calcext:value-type="float">
            <text:p>17,593.00</text:p>
          </table:table-cell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77949.12" calcext:value-type="float">
            <text:p>77,949.12</text:p>
          </table:table-cell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30440.04" calcext:value-type="float">
            <text:p>30,440.04</text:p>
          </table:table-cell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10863.35" calcext:value-type="float">
            <text:p>10,863.35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21921.73" calcext:value-type="float">
            <text:p>21,921.73</text:p>
          </table:table-cell>
          <table:table-cell office:value-type="float" office:value="121" calcext:value-type="float">
            <text:p>1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7283.55" calcext:value-type="float">
            <text:p>7,283.55</text:p>
          </table:table-cell>
          <table:table-cell office:value-type="float" office:value="122" calcext:value-type="float">
            <text:p>1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9527.5" calcext:value-type="float">
            <text:p>9,527.50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4200.4" calcext:value-type="float">
            <text:p>4,200.40</text:p>
          </table:table-cell>
          <table:table-cell office:value-type="float" office:value="124" calcext:value-type="float">
            <text:p>1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7713.7" calcext:value-type="float">
            <text:p>7,713.70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168011.48" calcext:value-type="float">
            <text:p>168,011.48</text:p>
          </table:table-cell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43879.42" calcext:value-type="float">
            <text:p>43,879.42</text:p>
          </table:table-cell>
          <table:table-cell office:value-type="float" office:value="127" calcext:value-type="float">
            <text:p>127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37592.19" calcext:value-type="float">
            <text:p>37,592.19</text:p>
          </table:table-cell>
          <table:table-cell office:value-type="string" calcext:value-type="string">
            <text:p>128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MAYO 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23499.32" calcext:value-type="float">
            <text:p>23,499.32</text:p>
          </table:table-cell>
          <table:table-cell office:value-type="string" calcext:value-type="string">
            <text:p>129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7"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2" table:default-cell-style-name="ce2"/>
        <table:table-column table:style-name="co18" table:default-cell-style-name="ce2"/>
        <table:table-column table:style-name="co16" table:number-columns-repeated="250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$Hoja1.C3]" office:value-type="float" office:value="0" calcext:value-type="float">
            <text:p>0</text:p>
          </table:table-cell>
          <table:table-cell table:formula="of:=[$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MAYO 2014" calcext:value-type="string">
            <text:p>PROVISION ANTIGUEDAD PRESTACIONES SOCIALES EMPLEADOS 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8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NA()" office:value-type="string" office:string-value="#N/A" calcext:value-type="error">
            <text:p>#N/A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Bs. l </number:text>
      <number:number number:decimal-places="0" number:min-integer-digits="1" number:grouping="true"/>
    </number:number-style>
    <number:number-style style:name="N120">
      <number:text>Bs. l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Bs. l </number:text>
      <number:number number:decimal-places="0" number:min-integer-digits="1" number:grouping="true"/>
    </number:number-style>
    <number:number-style style:name="N121">
      <style:text-properties fo:color="#ff0000"/>
      <number:text>Bs. l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Bs. l </number:text>
      <number:number number:decimal-places="2" number:min-integer-digits="1" number:grouping="true"/>
    </number:number-style>
    <number:number-style style:name="N122">
      <number:text>Bs. l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2" number:min-integer-digits="1" number:grouping="true"/>
    </number:number-style>
    <number:number-style style:name="N123">
      <style:text-properties fo:color="#ff0000"/>
      <number:text>Bs. l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Bs. l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5:01:51</meta:creation-date>
    <dc:creator>maderas</dc:creator>
    <dc:date>2015-03-19T15:01:51</dc:date>
    <meta:document-statistic meta:table-count="2" meta:cell-count="2227" meta:object-count="0"/>
    <meta:generator>LibreOffice/4.1.4.2$Linux_X86_64 LibreOffice_project/410m0$Build-2</meta:generator>
  </office:meta>
</office:document-meta>
</file>